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66" draw:fill-gradient-name="Gradient_20_1" draw:fill-hatch-name="Cross_20_Hatching" draw:fill-hatch-solid="tru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75cm" svg:height="1.411cm" svg:x="0.353cm" svg:y="0.353cm">
          <draw:glue-point draw:id="4" svg:x="-5cm" svg:y="-5cm" draw:escape-direction="left"/>
          <draw:glue-point draw:id="5" svg:x="5cm" svg:y="-5cm"/>
          <draw:glue-point draw:id="6" svg:x="-4.997cm" svg:y="5cm"/>
          <draw:glue-point draw:id="7" svg:x="4.997cm" svg:y="5cm"/>
          <text:p text:style-name="P1">Protoc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1.411cm" svg:x="3.528cm" svg:y="0.353cm">
          <draw:glue-point draw:id="4" svg:x="-5cm" svg:y="-5cm" draw:escape-direction="left"/>
          <draw:glue-point draw:id="5" svg:x="5cm" svg:y="-5cm"/>
          <draw:glue-point draw:id="6" svg:x="-4.997cm" svg:y="5cm"/>
          <draw:glue-point draw:id="7" svg:x="4.997cm" svg:y="5cm"/>
          <text:p text:style-name="P1">Ver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1.411cm" svg:x="9.878cm" svg:y="0.353cm">
          <draw:glue-point draw:id="4" svg:x="-5cm" svg:y="-5cm" draw:escape-direction="left"/>
          <draw:glue-point draw:id="5" svg:x="5cm" svg:y="-5cm"/>
          <draw:glue-point draw:id="6" svg:x="-4.997cm" svg:y="5cm"/>
          <draw:glue-point draw:id="7" svg:x="4.997cm" svg:y="5cm"/>
          <text:p text:style-name="P1">Lengt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703cm" svg:y1="0.353cm" svg:x2="6.703cm" svg:y2="0.706cm">
          <text:p/>
        </draw:line>
        <draw:line draw:style-name="gr2" draw:text-style-name="P2" draw:layer="layout" svg:x1="6.703cm" svg:y1="1.764cm" svg:x2="6.703cm" svg:y2="1.411cm">
          <text:p/>
        </draw:line>
        <draw:line draw:style-name="gr2" draw:text-style-name="P2" draw:layer="layout" svg:x1="13.053cm" svg:y1="0.353cm" svg:x2="13.053cm" svg:y2="0.706cm">
          <text:p/>
        </draw:line>
        <draw:line draw:style-name="gr2" draw:text-style-name="P2" draw:layer="layout" svg:x1="13.053cm" svg:y1="1.764cm" svg:x2="13.053cm" svg:y2="1.411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Cross_20_Hatching" draw:display-name="Cross Hatching" draw:style="double" draw:color="#000000" draw:distance="0.176cm" draw:rotation="13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2-13T03:46:13</meta:creation-date>
    <dc:date>2006-02-13T04:00:22</dc:date>
    <dc:language>en-US</dc:language>
    <meta:editing-cycles>2</meta:editing-cycles>
    <meta:editing-duration>PT14M1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